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6b23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ext 12 hfdhgföh fdhiouafgh </text:span><text:reference-mark-start text:name="ZOTERO_ITEM CSL_CITATION {&quot;citationID&quot;:&quot;BdnyWUF0&quot;,&quot;properties&quot;:{&quot;formattedCitation&quot;:&quot;[HP:0000773]&quot;,&quot;plainCitation&quot;:&quot;[HP:0000773]&quot;,&quot;noteIndex&quot;:0},&quot;citationItems&quot;:[{&quot;id&quot;:89328,&quot;uris&quot;:[&quot;http://zotero.org/groups/2168222/items/TK4R85AZ&quot;],&quot;uri&quot;:[&quot;http://zotero.org/groups/2168222/items/TK4R85AZ&quot;],&quot;itemData&quot;:{&quot;id&quot;:89328,&quot;type&quot;:&quot;entry-dictionary&quot;,&quot;title&quot;:&quot;Short ribs&quot;,&quot;container-title&quot;:&quot;HP:0000773&quot;,&quot;author&quot;:[{&quot;family&quot;:&quot;short ribs&quot;,&quot;given&quot;:&quot;&quot;},{&quot;family&quot;:&quot;rib hypoplasia&quot;,&quot;given&quot;:&quot;&quot;},{&quot;family&quot;:&quot;hypoplastic ribs&quot;,&quot;given&quot;:&quot;&quot;},{&quot;family&quot;:&quot;Reduced rib length.&quot;,&quot;given&quot;:&quot;&quot;}]}}],&quot;schema&quot;:&quot;https://github.com/citation-style-language/schema/raw/master/csl-citation.json&quot;} RNDx0jg39rk8d"/><text:span text:style-name="T1">[HP:0000773]</text:span><text:reference-mark-end text:name="ZOTERO_ITEM CSL_CITATION {&quot;citationID&quot;:&quot;BdnyWUF0&quot;,&quot;properties&quot;:{&quot;formattedCitation&quot;:&quot;[HP:0000773]&quot;,&quot;plainCitation&quot;:&quot;[HP:0000773]&quot;,&quot;noteIndex&quot;:0},&quot;citationItems&quot;:[{&quot;id&quot;:89328,&quot;uris&quot;:[&quot;http://zotero.org/groups/2168222/items/TK4R85AZ&quot;],&quot;uri&quot;:[&quot;http://zotero.org/groups/2168222/items/TK4R85AZ&quot;],&quot;itemData&quot;:{&quot;id&quot;:89328,&quot;type&quot;:&quot;entry-dictionary&quot;,&quot;title&quot;:&quot;Short ribs&quot;,&quot;container-title&quot;:&quot;HP:0000773&quot;,&quot;author&quot;:[{&quot;family&quot;:&quot;short ribs&quot;,&quot;given&quot;:&quot;&quot;},{&quot;family&quot;:&quot;rib hypoplasia&quot;,&quot;given&quot;:&quot;&quot;},{&quot;family&quot;:&quot;hypoplastic ribs&quot;,&quot;given&quot;:&quot;&quot;},{&quot;family&quot;:&quot;Reduced rib length.&quot;,&quot;given&quot;:&quot;&quot;}]}}],&quot;schema&quot;:&quot;https://github.com/citation-style-language/schema/raw/master/csl-citation.json&quot;} RNDx0jg39rk8d"/> <text:reference-mark-start text:name="ZOTERO_ITEM CSL_CITATION {&quot;citationID&quot;:&quot;pr0AczYQ&quot;,&quot;properties&quot;:{&quot;formattedCitation&quot;:&quot;[HP:0030261]&quot;,&quot;plainCitation&quot;:&quot;[HP:0030261]&quot;,&quot;noteIndex&quot;:0},&quot;citationItems&quot;:[{&quot;id&quot;:100597,&quot;uris&quot;:[&quot;http://zotero.org/groups/2168222/items/ZB7TLKHA&quot;],&quot;uri&quot;:[&quot;http://zotero.org/groups/2168222/items/ZB7TLKHA&quot;],&quot;itemData&quot;:{&quot;id&quot;:100597,&quot;type&quot;:&quot;entry-dictionary&quot;,&quot;title&quot;:&quot;Absent penis&quot;,&quot;container-title&quot;:&quot;HP:0030261&quot;,&quot;author&quot;:[{&quot;family&quot;:&quot;penis aplasia&quot;,&quot;given&quot;:&quot;&quot;},{&quot;family&quot;:&quot;aplasia of the penis&quot;,&quot;given&quot;:&quot;&quot;},{&quot;family&quot;:&quot;aphallia&quot;,&quot;given&quot;:&quot;&quot;},{&quot;family&quot;:&quot;absent penis&quot;,&quot;given&quot;:&quot;&quot;},{&quot;family&quot;:&quot;Lack of recognizable penile structures.&quot;,&quot;given&quot;:&quot;&quot;}]}}],&quot;schema&quot;:&quot;https://github.com/citation-style-language/schema/raw/master/csl-citation.json&quot;} RNDnjDghwxqkg"/>[HP:0030261]<text:reference-mark-end text:name="ZOTERO_ITEM CSL_CITATION {&quot;citationID&quot;:&quot;pr0AczYQ&quot;,&quot;properties&quot;:{&quot;formattedCitation&quot;:&quot;[HP:0030261]&quot;,&quot;plainCitation&quot;:&quot;[HP:0030261]&quot;,&quot;noteIndex&quot;:0},&quot;citationItems&quot;:[{&quot;id&quot;:100597,&quot;uris&quot;:[&quot;http://zotero.org/groups/2168222/items/ZB7TLKHA&quot;],&quot;uri&quot;:[&quot;http://zotero.org/groups/2168222/items/ZB7TLKHA&quot;],&quot;itemData&quot;:{&quot;id&quot;:100597,&quot;type&quot;:&quot;entry-dictionary&quot;,&quot;title&quot;:&quot;Absent penis&quot;,&quot;container-title&quot;:&quot;HP:0030261&quot;,&quot;author&quot;:[{&quot;family&quot;:&quot;penis aplasia&quot;,&quot;given&quot;:&quot;&quot;},{&quot;family&quot;:&quot;aplasia of the penis&quot;,&quot;given&quot;:&quot;&quot;},{&quot;family&quot;:&quot;aphallia&quot;,&quot;given&quot;:&quot;&quot;},{&quot;family&quot;:&quot;absent penis&quot;,&quot;given&quot;:&quot;&quot;},{&quot;family&quot;:&quot;Lack of recognizable penile structures.&quot;,&quot;given&quot;:&quot;&quot;}]}}],&quot;schema&quot;:&quot;https://github.com/citation-style-language/schema/raw/master/csl-citation.json&quot;} RNDnjDghwxqkg"/></text:p>
      <text:p text:style-name="Standard"/>
      <text:p text:style-name="Standard"/>
      <text:section text:style-name="Sect1" text:name="ZOTERO_BIBL {&quot;uncited&quot;:[],&quot;omitted&quot;:[],&quot;custom&quot;:[]} CSL_BIBLIOGRAPHY RND8DRH67sHqp">
        <text:p text:style-name="Bibliography_20_1">[HP:0000773]<text:tab/>Short ribs.</text:p>
        <text:p text:style-name="Bibliography_20_1">[HP:0030261]<text:tab/>Absent penis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ibliography_20_1" style:display-name="Bibliography 1" style:family="paragraph" style:parent-style-name="Index" style:class="index">
      <style:paragraph-properties fo:margin-left="2.582cm" fo:margin-right="0cm" fo:margin-top="0cm" fo:margin-bottom="0cm" loext:contextual-spacing="false" style:line-height-at-least="0.423cm" fo:text-indent="-2.582cm" style:auto-text-indent="false">
        <style:tab-stops>
          <style:tab-stop style:position="2.582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09:45.628434785</meta:creation-date>
    <dc:date>2018-05-02T14:11:44.547977355</dc:date>
    <meta:editing-duration>PT2M2S</meta:editing-duration>
    <meta:editing-cycles>1</meta:editing-cycles>
    <meta:document-statistic meta:table-count="0" meta:image-count="0" meta:object-count="0" meta:page-count="1" meta:paragraph-count="3" meta:word-count="12" meta:character-count="103" meta:non-whitespace-character-count="94"/>
    <meta:generator>LibreOffice/5.4.6.2$MacOSX_X86_64 LibreOffice_project/4014ce260a04f1026ba855d3b8d91541c224eab8</meta:generator>
    <meta:user-defined meta:name="ZOTERO_PREF_1">&lt;data data-version="3" zotero-version="5.0.45"&gt;&lt;session id="HnXRGsP0"/&gt;&lt;style id="http://www.zotero.org/styles/phenotypes" locale="en-US" hasBibliography="1" bibliographyStyleHasBeenSet="1"/&gt;&lt;prefs&gt;&lt;pref name="fieldType" value="ReferenceMark"/&gt;&lt;/prefs&gt;&lt;/d</meta:user-defined>
    <meta:user-defined meta:name="ZOTERO_PREF_2">ata&gt;</meta:user-defined>
  </office:meta>
</office:document-meta>
</file>